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手当て">
            <text:p>手当て</text:p>
          </table:table-cell>
          <table:table-cell office:value-type="string" office:value="てあて">
            <text:p>てあて</text:p>
          </table:table-cell>
          <table:table-cell office:value-type="string" office:value="treatment (of a wound or injury)">
            <text:p>treatment (of a wound or injury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急いで怪我の手当てをしたよ。">
            <text:p>彼女は急いで怪我の手当てをしたよ。</text:p>
          </table:table-cell>
          <table:table-cell office:value-type="string" office:value="かのじょ は いそいで けが の てあて を した よ。">
            <text:p>かのじょ は いそいで けが の てあて を した よ。</text:p>
          </table:table-cell>
          <table:table-cell office:value-type="string" office:value="She quickly provided treatment to the injury.">
            <text:p>She quickly provided treatment to the inju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漏らす">
            <text:p>漏らす</text:p>
          </table:table-cell>
          <table:table-cell office:value-type="string" office:value="もらす">
            <text:p>もらす</text:p>
          </table:table-cell>
          <table:table-cell office:value-type="string" office:value="give away, leak (something)">
            <text:p>give away, leak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秘密を漏らしたのは彼です。">
            <text:p>秘密を漏らしたのは彼です。</text:p>
          </table:table-cell>
          <table:table-cell office:value-type="string" office:value="ひみつ を もらした の は かれ です。">
            <text:p>ひみつ を もらした の は かれ です。</text:p>
          </table:table-cell>
          <table:table-cell office:value-type="string" office:value="He's the one who leaked the secret.">
            <text:p>He's the one who leaked the secr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取り締まり">
            <text:p>取り締まり</text:p>
          </table:table-cell>
          <table:table-cell office:value-type="string" office:value="とりしまり">
            <text:p>とりしまり</text:p>
          </table:table-cell>
          <table:table-cell office:value-type="string" office:value="regulation, crackdown">
            <text:p>regulation, crackdow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違法駐車の取り締まりが厳しくなったの。">
            <text:p>違法駐車の取り締まりが厳しくなったの。</text:p>
          </table:table-cell>
          <table:table-cell office:value-type="string" office:value="いほう ちゅうしゃ の とりしまり が きびしく なった の。">
            <text:p>いほう ちゅうしゃ の とりしまり が きびしく なった の。</text:p>
          </table:table-cell>
          <table:table-cell office:value-type="string" office:value="The regulations against illegal parking have become stricter.">
            <text:p>The regulations against illegal parking have become stric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頑固">
            <text:p>頑固</text:p>
          </table:table-cell>
          <table:table-cell office:value-type="string" office:value="がんこ">
            <text:p>がんこ</text:p>
          </table:table-cell>
          <table:table-cell office:value-type="string" office:value="stubborn, obstinate">
            <text:p>stubborn, obstina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なんて頑固な子だ。">
            <text:p>なんて頑固な子だ。</text:p>
          </table:table-cell>
          <table:table-cell office:value-type="string" office:value="なんて がんこな こ だ。">
            <text:p>なんて がんこな こ だ。</text:p>
          </table:table-cell>
          <table:table-cell office:value-type="string" office:value="What a stubborn child!">
            <text:p>What a stubborn child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弁論">
            <text:p>弁論</text:p>
          </table:table-cell>
          <table:table-cell office:value-type="string" office:value="べんろん">
            <text:p>べんろん</text:p>
          </table:table-cell>
          <table:table-cell office:value-type="string" office:value="giving a speech, public speaking">
            <text:p>giving a speech, public speak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弁論大会で優勝したことがあります。">
            <text:p>弁論大会で優勝したことがあります。</text:p>
          </table:table-cell>
          <table:table-cell office:value-type="string" office:value="べんろん たいかい で ゆうしょう した こと が あります。">
            <text:p>べんろん たいかい で ゆうしょう した こと が あります。</text:p>
          </table:table-cell>
          <table:table-cell office:value-type="string" office:value="I've won a speech contest before.">
            <text:p>I've won a speech contest bef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乱れる">
            <text:p>乱れる</text:p>
          </table:table-cell>
          <table:table-cell office:value-type="string" office:value="みだれる">
            <text:p>みだれる</text:p>
          </table:table-cell>
          <table:table-cell office:value-type="string" office:value="be disordered, get messed up">
            <text:p>be disordered, get messed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風で髪が乱れたね。">
            <text:p>風で髪が乱れたね。</text:p>
          </table:table-cell>
          <table:table-cell office:value-type="string" office:value="かぜ で かみ が みだれた ね。">
            <text:p>かぜ で かみ が みだれた ね。</text:p>
          </table:table-cell>
          <table:table-cell office:value-type="string" office:value="Your hair got messed up in the wind.">
            <text:p>Your hair got messed up in the wi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崖">
            <text:p>崖</text:p>
          </table:table-cell>
          <table:table-cell office:value-type="string" office:value="がけ">
            <text:p>がけ</text:p>
          </table:table-cell>
          <table:table-cell office:value-type="string" office:value="cliff">
            <text:p>clif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雨で崖が崩れたんだ。">
            <text:p>大雨で崖が崩れたんだ。</text:p>
          </table:table-cell>
          <table:table-cell office:value-type="string" office:value="おおあめ で がけ が くずれた ん だ。">
            <text:p>おおあめ で がけ が くずれた ん だ。</text:p>
          </table:table-cell>
          <table:table-cell office:value-type="string" office:value="The cliff collapsed in the downpour.">
            <text:p>The cliff collapsed in the downp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合い">
            <text:p>見合い</text:p>
          </table:table-cell>
          <table:table-cell office:value-type="string" office:value="みあい">
            <text:p>みあい</text:p>
          </table:table-cell>
          <table:table-cell office:value-type="string" office:value="meeting with one's potential spouse">
            <text:p>meeting with one's potential spou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うちの両親はお見合い結婚でした。">
            <text:p>うちの両親はお見合い結婚でした。</text:p>
          </table:table-cell>
          <table:table-cell office:value-type="string" office:value="うち の りょうしん は おみあい けっこん でした。">
            <text:p>うち の りょうしん は おみあい けっこん でした。</text:p>
          </table:table-cell>
          <table:table-cell office:value-type="string" office:value="My parents had an arranged marriage.">
            <text:p>My parents had an arranged marri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小児科">
            <text:p>小児科</text:p>
          </table:table-cell>
          <table:table-cell office:value-type="string" office:value="しょうにか">
            <text:p>しょうにか</text:p>
          </table:table-cell>
          <table:table-cell office:value-type="string" office:value="pediatrics">
            <text:p>pediatric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子供を小児科に連れていくところです。">
            <text:p>子供を小児科に連れていくところです。</text:p>
          </table:table-cell>
          <table:table-cell office:value-type="string" office:value="こども を しょうにか に つれて いく ところ です。">
            <text:p>こども を しょうにか に つれて いく ところ です。</text:p>
          </table:table-cell>
          <table:table-cell office:value-type="string" office:value="I'm about to take my kid to a pediatrician.">
            <text:p>I'm about to take my kid to a pediatrici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墜落">
            <text:p>墜落</text:p>
          </table:table-cell>
          <table:table-cell office:value-type="string" office:value="ついらく">
            <text:p>ついらく</text:p>
          </table:table-cell>
          <table:table-cell office:value-type="string" office:value="fall, crash">
            <text:p>fall, cras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飛行機の墜落事故があったんだ。">
            <text:p>飛行機の墜落事故があったんだ。</text:p>
          </table:table-cell>
          <table:table-cell office:value-type="string" office:value="ひこうき の ついらく じこ が あった ん だ。">
            <text:p>ひこうき の ついらく じこ が あった ん だ。</text:p>
          </table:table-cell>
          <table:table-cell office:value-type="string" office:value="There was a plane crash.">
            <text:p>There was a plane cra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身の回り">
            <text:p>身の回り</text:p>
          </table:table-cell>
          <table:table-cell office:value-type="string" office:value="みのまわり">
            <text:p>みのまわり</text:p>
          </table:table-cell>
          <table:table-cell office:value-type="string" office:value="everyday affair, one's association">
            <text:p>everyday affair, one's associ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身の回りのお世話は私がします。">
            <text:p>身の回りのお世話は私がします。</text:p>
          </table:table-cell>
          <table:table-cell office:value-type="string" office:value="みのまわり の おせわ は わたし が します。">
            <text:p>みのまわり の おせわ は わたし が します。</text:p>
          </table:table-cell>
          <table:table-cell office:value-type="string" office:value="I'll take care of things around you.">
            <text:p>I'll take care of things around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交互">
            <text:p>交互</text:p>
          </table:table-cell>
          <table:table-cell office:value-type="string" office:value="こうご">
            <text:p>こうご</text:p>
          </table:table-cell>
          <table:table-cell office:value-type="string" office:value="alternately">
            <text:p>alternatel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男女交互に並んでください。">
            <text:p>男女交互に並んでください。</text:p>
          </table:table-cell>
          <table:table-cell office:value-type="string" office:value="だんじょ こうご に ならんで ください。">
            <text:p>だんじょ こうご に ならんで ください。</text:p>
          </table:table-cell>
          <table:table-cell office:value-type="string" office:value="Please make a line of boys and girls alternately.">
            <text:p>Please make a line of boys and girls altern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親善">
            <text:p>親善</text:p>
          </table:table-cell>
          <table:table-cell office:value-type="string" office:value="しんぜん">
            <text:p>しんぜん</text:p>
          </table:table-cell>
          <table:table-cell office:value-type="string" office:value="goodwill, friendliness">
            <text:p>goodwill, friendli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からも両国の親善を深めましょう。">
            <text:p>これからも両国の親善を深めましょう。</text:p>
          </table:table-cell>
          <table:table-cell office:value-type="string" office:value="これから も りょうこく の しんぜん を ふかめましょう。">
            <text:p>これから も りょうこく の しんぜん を ふかめましょう。</text:p>
          </table:table-cell>
          <table:table-cell office:value-type="string" office:value="Let's continue to promote the friendly relationship between our countries.">
            <text:p>Let's continue to promote the friendly relationship between our count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晩年">
            <text:p>晩年</text:p>
          </table:table-cell>
          <table:table-cell office:value-type="string" office:value="ばんねん">
            <text:p>ばんねん</text:p>
          </table:table-cell>
          <table:table-cell office:value-type="string" office:value="one's later years">
            <text:p>one's later yea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晩年を故郷で過ごしたんだ。">
            <text:p>彼は晩年を故郷で過ごしたんだ。</text:p>
          </table:table-cell>
          <table:table-cell office:value-type="string" office:value="かれ は ばんねん を こきょう で すごした ん だ。">
            <text:p>かれ は ばんねん を こきょう で すごした ん だ。</text:p>
          </table:table-cell>
          <table:table-cell office:value-type="string" office:value="He spent his later years in his hometown.">
            <text:p>He spent his later years in his home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帯">
            <text:p>一帯</text:p>
          </table:table-cell>
          <table:table-cell office:value-type="string" office:value="いったい">
            <text:p>いったい</text:p>
          </table:table-cell>
          <table:table-cell office:value-type="string" office:value="whole area, all over">
            <text:p>whole area, all ov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辺一帯はりんご畑です。">
            <text:p>この辺一帯はりんご畑です。</text:p>
          </table:table-cell>
          <table:table-cell office:value-type="string" office:value="この へん いったい は りんご ばたけ です。">
            <text:p>この へん いったい は りんご ばたけ です。</text:p>
          </table:table-cell>
          <table:table-cell office:value-type="string" office:value="The whole area here is an apple orchard.">
            <text:p>The whole area here is an apple orch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放射能">
            <text:p>放射能</text:p>
          </table:table-cell>
          <table:table-cell office:value-type="string" office:value="ほうしゃのう">
            <text:p>ほうしゃのう</text:p>
          </table:table-cell>
          <table:table-cell office:value-type="string" office:value="radioactivity">
            <text:p>radioactiv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地区は放射能に汚染された。">
            <text:p>この地区は放射能に汚染された。</text:p>
          </table:table-cell>
          <table:table-cell office:value-type="string" office:value="この ちく は ほうしゃのう に おせん された。">
            <text:p>この ちく は ほうしゃのう に おせん された。</text:p>
          </table:table-cell>
          <table:table-cell office:value-type="string" office:value="This area has been contaminated by radioactivity.">
            <text:p>This area has been contaminated by radioactiv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値引き">
            <text:p>値引き</text:p>
          </table:table-cell>
          <table:table-cell office:value-type="string" office:value="ねびき">
            <text:p>ねびき</text:p>
          </table:table-cell>
          <table:table-cell office:value-type="string" office:value="discount, price reduction">
            <text:p>discount, price red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と1000円値引きしましょう。">
            <text:p>あと1000円値引きしましょう。</text:p>
          </table:table-cell>
          <table:table-cell office:value-type="string" office:value="あと せん えん ねびき しましょう。">
            <text:p>あと せん えん ねびき しましょう。</text:p>
          </table:table-cell>
          <table:table-cell office:value-type="string" office:value="I'll further give you a 1,000 yen discount.">
            <text:p>I'll further give you a 1,000 yen discou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元来">
            <text:p>元来</text:p>
          </table:table-cell>
          <table:table-cell office:value-type="string" office:value="がんらい">
            <text:p>がんらい</text:p>
          </table:table-cell>
          <table:table-cell office:value-type="string" office:value="originally, by nature (formal)">
            <text:p>originally, by nature (formal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元来、真面目な人です。">
            <text:p>彼は元来、真面目な人です。</text:p>
          </table:table-cell>
          <table:table-cell office:value-type="string" office:value="かれ は がんらい、まじめな ひと です。">
            <text:p>かれ は がんらい、まじめな ひと です。</text:p>
          </table:table-cell>
          <table:table-cell office:value-type="string" office:value="He's an earnest person by nature.">
            <text:p>He's an earnest person by n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休める">
            <text:p>休める</text:p>
          </table:table-cell>
          <table:table-cell office:value-type="string" office:value="やすめる">
            <text:p>やすめる</text:p>
          </table:table-cell>
          <table:table-cell office:value-type="string" office:value="give (body etc.) a rest">
            <text:p>give (body etc.) a res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疲れた体を休めてください。">
            <text:p>疲れた体を休めてください。</text:p>
          </table:table-cell>
          <table:table-cell office:value-type="string" office:value="つかれた からだ を やすめて ください。">
            <text:p>つかれた からだ を やすめて ください。</text:p>
          </table:table-cell>
          <table:table-cell office:value-type="string" office:value="Please rest your tired body.">
            <text:p>Please rest your tired bo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渋い">
            <text:p>渋い</text:p>
          </table:table-cell>
          <table:table-cell office:value-type="string" office:value="しぶい">
            <text:p>しぶい</text:p>
          </table:table-cell>
          <table:table-cell office:value-type="string" office:value="mouth-puckering">
            <text:p>mouth-pucker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この柿は渋いね。">
            <text:p>この柿は渋いね。</text:p>
          </table:table-cell>
          <table:table-cell office:value-type="string" office:value="この かき は しぶい ね。">
            <text:p>この かき は しぶい ね。</text:p>
          </table:table-cell>
          <table:table-cell office:value-type="string" office:value="This persimmon is mouth-puckering.">
            <text:p>This persimmon is mouth-pucke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返却">
            <text:p>返却</text:p>
          </table:table-cell>
          <table:table-cell office:value-type="string" office:value="へんきゃく">
            <text:p>へんきゃく</text:p>
          </table:table-cell>
          <table:table-cell office:value-type="string" office:value="return">
            <text:p>retur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図書館に本を返却したよ。">
            <text:p>図書館に本を返却したよ。</text:p>
          </table:table-cell>
          <table:table-cell office:value-type="string" office:value="としょかん に ほん を へんきゃく した よ。">
            <text:p>としょかん に ほん を へんきゃく した よ。</text:p>
          </table:table-cell>
          <table:table-cell office:value-type="string" office:value="I returned the book to the library.">
            <text:p>I returned the book to the libr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部分">
            <text:p>一部分</text:p>
          </table:table-cell>
          <table:table-cell office:value-type="string" office:value="いちぶぶん">
            <text:p>いちぶぶん</text:p>
          </table:table-cell>
          <table:table-cell office:value-type="string" office:value="part, portion">
            <text:p>part, por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僕が知っているのは一部分にすぎない。">
            <text:p>僕が知っているのは一部分にすぎない。</text:p>
          </table:table-cell>
          <table:table-cell office:value-type="string" office:value="ぼく が しって いる の は いちぶぶん に すぎない。">
            <text:p>ぼく が しって いる の は いちぶぶん に すぎない。</text:p>
          </table:table-cell>
          <table:table-cell office:value-type="string" office:value="What I know is only the portion of it.">
            <text:p>What I know is only the portion of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戸籍">
            <text:p>戸籍</text:p>
          </table:table-cell>
          <table:table-cell office:value-type="string" office:value="こせき">
            <text:p>こせき</text:p>
          </table:table-cell>
          <table:table-cell office:value-type="string" office:value="family register">
            <text:p>family regi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結婚すると新しい戸籍が作られます。">
            <text:p>結婚すると新しい戸籍が作られます。</text:p>
          </table:table-cell>
          <table:table-cell office:value-type="string" office:value="けっこん する と あたらしい こせき が つくられます。">
            <text:p>けっこん する と あたらしい こせき が つくられます。</text:p>
          </table:table-cell>
          <table:table-cell office:value-type="string" office:value="They will make a new family register when you get married.">
            <text:p>They will make a new family register when you get marri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金">
            <text:p>大金</text:p>
          </table:table-cell>
          <table:table-cell office:value-type="string" office:value="たいきん">
            <text:p>たいきん</text:p>
          </table:table-cell>
          <table:table-cell office:value-type="string" office:value="large amount of money">
            <text:p>large amount of mone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かばんには大金が入っています。">
            <text:p>このかばんには大金が入っています。</text:p>
          </table:table-cell>
          <table:table-cell office:value-type="string" office:value="この かばん に は たいきん が はいって います。">
            <text:p>この かばん に は たいきん が はいって います。</text:p>
          </table:table-cell>
          <table:table-cell office:value-type="string" office:value="This bag contains a lot of money.">
            <text:p>This bag contains a lot of mon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弱る">
            <text:p>弱る</text:p>
          </table:table-cell>
          <table:table-cell office:value-type="string" office:value="よわる">
            <text:p>よわる</text:p>
          </table:table-cell>
          <table:table-cell office:value-type="string" office:value="weaken, be debilitated">
            <text:p>weaken, be debilitat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病気で弱っているんだ。">
            <text:p>彼は病気で弱っているんだ。</text:p>
          </table:table-cell>
          <table:table-cell office:value-type="string" office:value="かれ は びょうき で よわって いる ん だ。">
            <text:p>かれ は びょうき で よわって いる ん だ。</text:p>
          </table:table-cell>
          <table:table-cell office:value-type="string" office:value="He's been getting weaker due to his illness.">
            <text:p>He's been getting weaker due to his ill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茶">
            <text:p>無茶</text:p>
          </table:table-cell>
          <table:table-cell office:value-type="string" office:value="むちゃ">
            <text:p>むちゃ</text:p>
          </table:table-cell>
          <table:table-cell office:value-type="string" office:value="recklessness, going beyond one's limit">
            <text:p>recklessness, going beyond one's lim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無茶をしないでくださいね。">
            <text:p>無茶をしないでくださいね。</text:p>
          </table:table-cell>
          <table:table-cell office:value-type="string" office:value="むちゃ を しないで ください ね。">
            <text:p>むちゃ を しないで ください ね。</text:p>
          </table:table-cell>
          <table:table-cell office:value-type="string" office:value="Don't act recklessly.">
            <text:p>Don't act reckless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能">
            <text:p>無能</text:p>
          </table:table-cell>
          <table:table-cell office:value-type="string" office:value="むのう">
            <text:p>むのう</text:p>
          </table:table-cell>
          <table:table-cell office:value-type="string" office:value="incompetent, incapable">
            <text:p>incompetent, incap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無能だ。">
            <text:p>彼は無能だ。</text:p>
          </table:table-cell>
          <table:table-cell office:value-type="string" office:value="かれ は むのう だ。">
            <text:p>かれ は むのう だ。</text:p>
          </table:table-cell>
          <table:table-cell office:value-type="string" office:value="He's incapable.">
            <text:p>He's incap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憎しみ">
            <text:p>憎しみ</text:p>
          </table:table-cell>
          <table:table-cell office:value-type="string" office:value="にくしみ">
            <text:p>にくしみ</text:p>
          </table:table-cell>
          <table:table-cell office:value-type="string" office:value="hatred, grudge">
            <text:p>hatred, grud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心は憎しみに満ちていたんだ。">
            <text:p>彼の心は憎しみに満ちていたんだ。</text:p>
          </table:table-cell>
          <table:table-cell office:value-type="string" office:value="かれ の こころ は にくしみ に みちて いた ん だ。">
            <text:p>かれ の こころ は にくしみ に みちて いた ん だ。</text:p>
          </table:table-cell>
          <table:table-cell office:value-type="string" office:value="His heart was filled with hatred.">
            <text:p>His heart was filled with hat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当人">
            <text:p>当人</text:p>
          </table:table-cell>
          <table:table-cell office:value-type="string" office:value="とうにん">
            <text:p>とうにん</text:p>
          </table:table-cell>
          <table:table-cell office:value-type="string" office:value="person in question">
            <text:p>person in ques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当人は意外に平気なようね。">
            <text:p>当人は意外に平気なようね。</text:p>
          </table:table-cell>
          <table:table-cell office:value-type="string" office:value="とうにん は いがい に へいきな よう ね。">
            <text:p>とうにん は いがい に へいきな よう ね。</text:p>
          </table:table-cell>
          <table:table-cell office:value-type="string" office:value="The person in question seems to be surprisingly cool about it.">
            <text:p>The person in question seems to be surprisingly cool about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滅びる">
            <text:p>滅びる</text:p>
          </table:table-cell>
          <table:table-cell office:value-type="string" office:value="ほろびる">
            <text:p>ほろびる</text:p>
          </table:table-cell>
          <table:table-cell office:value-type="string" office:value="perish, die out">
            <text:p>perish, die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文明は何千年も前に滅びてしまったの。">
            <text:p>その文明は何千年も前に滅びてしまったの。</text:p>
          </table:table-cell>
          <table:table-cell office:value-type="string" office:value="その ぶんめい は なん ぜん ねん も まえ に ほろびて しまった の。">
            <text:p>その ぶんめい は なん ぜん ねん も まえ に ほろびて しまった の。</text:p>
          </table:table-cell>
          <table:table-cell office:value-type="string" office:value="That civilization perished thousands of years ago.">
            <text:p>That civilization perished thousands of years a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短大">
            <text:p>短大</text:p>
          </table:table-cell>
          <table:table-cell office:value-type="string" office:value="たんだい">
            <text:p>たんだい</text:p>
          </table:table-cell>
          <table:table-cell office:value-type="string" office:value="junior college (for short)">
            <text:p>junior college (for short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妹は短大を卒業しました。">
            <text:p>妹は短大を卒業しました。</text:p>
          </table:table-cell>
          <table:table-cell office:value-type="string" office:value="いもうと は たんだい を そつぎょう しました。">
            <text:p>いもうと は たんだい を そつぎょう しました。</text:p>
          </table:table-cell>
          <table:table-cell office:value-type="string" office:value="My little sister graduated from junior college.">
            <text:p>My little sister graduated from junior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下痢">
            <text:p>下痢</text:p>
          </table:table-cell>
          <table:table-cell office:value-type="string" office:value="げり">
            <text:p>げり</text:p>
          </table:table-cell>
          <table:table-cell office:value-type="string" office:value="diarrhea">
            <text:p>diarrhea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古いお寿司を食べて下痢をしてしまったんだ。">
            <text:p>古いお寿司を食べて下痢をしてしまったんだ。</text:p>
          </table:table-cell>
          <table:table-cell office:value-type="string" office:value="ふるい おすし を たべて げり を して しまった ん だ。">
            <text:p>ふるい おすし を たべて げり を して しまった ん だ。</text:p>
          </table:table-cell>
          <table:table-cell office:value-type="string" office:value="I got diarrhea from eating old sushi.">
            <text:p>I got diarrhea from eating old sush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忠告">
            <text:p>忠告</text:p>
          </table:table-cell>
          <table:table-cell office:value-type="string" office:value="ちゅうこく">
            <text:p>ちゅうこく</text:p>
          </table:table-cell>
          <table:table-cell office:value-type="string" office:value="advice, warning">
            <text:p>advice, war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先生からの忠告を聞くべきだよ。">
            <text:p>先生からの忠告を聞くべきだよ。</text:p>
          </table:table-cell>
          <table:table-cell office:value-type="string" office:value="せんせい から の ちゅうこく を きく べき だ よ。">
            <text:p>せんせい から の ちゅうこく を きく べき だ よ。</text:p>
          </table:table-cell>
          <table:table-cell office:value-type="string" office:value="You should follow your teacher's advice.">
            <text:p>You should follow your teacher's adv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夕暮れ">
            <text:p>夕暮れ</text:p>
          </table:table-cell>
          <table:table-cell office:value-type="string" office:value="ゆうぐれ">
            <text:p>ゆうぐれ</text:p>
          </table:table-cell>
          <table:table-cell office:value-type="string" office:value="dusk, twilight">
            <text:p>dusk, twil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夕暮れの空がきれいですね。">
            <text:p>夕暮れの空がきれいですね。</text:p>
          </table:table-cell>
          <table:table-cell office:value-type="string" office:value="ゆうぐれ の そら が きれい です ね。">
            <text:p>ゆうぐれ の そら が きれい です ね。</text:p>
          </table:table-cell>
          <table:table-cell office:value-type="string" office:value="The twilight sky is beautiful.">
            <text:p>The twilight sky is beauti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模範">
            <text:p>模範</text:p>
          </table:table-cell>
          <table:table-cell office:value-type="string" office:value="もはん">
            <text:p>もはん</text:p>
          </table:table-cell>
          <table:table-cell office:value-type="string" office:value="role model">
            <text:p>role mod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全校生徒の模範です。">
            <text:p>彼は全校生徒の模範です。</text:p>
          </table:table-cell>
          <table:table-cell office:value-type="string" office:value="かれ は ぜんこう せいと の もはん です。">
            <text:p>かれ は ぜんこう せいと の もはん です。</text:p>
          </table:table-cell>
          <table:table-cell office:value-type="string" office:value="He's a role model for all the students in our school.">
            <text:p>He's a role model for all the students in our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人情">
            <text:p>人情</text:p>
          </table:table-cell>
          <table:table-cell office:value-type="string" office:value="にんじょう">
            <text:p>にんじょう</text:p>
          </table:table-cell>
          <table:table-cell office:value-type="string" office:value="compassion, humanity">
            <text:p>compassion, huma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町の人たちには人情があるね。">
            <text:p>この町の人たちには人情があるね。</text:p>
          </table:table-cell>
          <table:table-cell office:value-type="string" office:value="この まち の ひと たち に は にんじょう が ある ね。">
            <text:p>この まち の ひと たち に は にんじょう が ある ね。</text:p>
          </table:table-cell>
          <table:table-cell office:value-type="string" office:value="The people in this town are compassionate.">
            <text:p>The people in this town are compassion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満月">
            <text:p>満月</text:p>
          </table:table-cell>
          <table:table-cell office:value-type="string" office:value="まんげつ">
            <text:p>まんげつ</text:p>
          </table:table-cell>
          <table:table-cell office:value-type="string" office:value="full moon">
            <text:p>full mo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満月ですね。">
            <text:p>今日は満月ですね。</text:p>
          </table:table-cell>
          <table:table-cell office:value-type="string" office:value="きょう は まんげつ です ね。">
            <text:p>きょう は まんげつ です ね。</text:p>
          </table:table-cell>
          <table:table-cell office:value-type="string" office:value="It's a full moon today.">
            <text:p>It's a full moon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割り当て">
            <text:p>割り当て</text:p>
          </table:table-cell>
          <table:table-cell office:value-type="string" office:value="わりあて">
            <text:p>わりあて</text:p>
          </table:table-cell>
          <table:table-cell office:value-type="string" office:value="assignment, allotment">
            <text:p>assignment, allot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ケットの割り当ては一人10枚です。">
            <text:p>チケットの割り当ては一人10枚です。</text:p>
          </table:table-cell>
          <table:table-cell office:value-type="string" office:value="チケット の わりあて は ひとり 10 まい です。">
            <text:p>チケット の わりあて は ひとり 10 まい です。</text:p>
          </table:table-cell>
          <table:table-cell office:value-type="string" office:value="Ten tickets are allocated per person.">
            <text:p>Ten tickets are allocated per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新婚">
            <text:p>新婚</text:p>
          </table:table-cell>
          <table:table-cell office:value-type="string" office:value="しんこん">
            <text:p>しんこん</text:p>
          </table:table-cell>
          <table:table-cell office:value-type="string" office:value="newlywed">
            <text:p>newlyw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妹夫婦は新婚です。">
            <text:p>妹夫婦は新婚です。</text:p>
          </table:table-cell>
          <table:table-cell office:value-type="string" office:value="いもうと ふうふ は しんこん です。">
            <text:p>いもうと ふうふ は しんこん です。</text:p>
          </table:table-cell>
          <table:table-cell office:value-type="string" office:value="My younger sister and her husband are newlyweds.">
            <text:p>My younger sister and her husband are newlywe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動力">
            <text:p>動力</text:p>
          </table:table-cell>
          <table:table-cell office:value-type="string" office:value="どうりょく">
            <text:p>どうりょく</text:p>
          </table:table-cell>
          <table:table-cell office:value-type="string" office:value="power, engine">
            <text:p>power, eng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車の動力は電気です。">
            <text:p>この車の動力は電気です。</text:p>
          </table:table-cell>
          <table:table-cell office:value-type="string" office:value="この くるま の どうりょく は でんき です。">
            <text:p>この くるま の どうりょく は でんき です。</text:p>
          </table:table-cell>
          <table:table-cell office:value-type="string" office:value="This car is powered by electricity.">
            <text:p>This car is powered by electri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にぎわう">
            <text:p>にぎわう</text:p>
          </table:table-cell>
          <table:table-cell office:value-type="string" office:value="にぎわう">
            <text:p>にぎわう</text:p>
          </table:table-cell>
          <table:table-cell office:value-type="string" office:value="bustle, be lively">
            <text:p>bustle, be livel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こは正月はたくさんの人でにぎわいます。">
            <text:p>ここは正月はたくさんの人でにぎわいます。</text:p>
          </table:table-cell>
          <table:table-cell office:value-type="string" office:value="ここ は しょうがつ は たくさん の ひと で にぎわいます。">
            <text:p>ここ は しょうがつ は たくさん の ひと で にぎわいます。</text:p>
          </table:table-cell>
          <table:table-cell office:value-type="string" office:value="It's lively here with a lot of people at the New Year's holiday.">
            <text:p>It's lively here with a lot of people at the New Year's holi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軽蔑">
            <text:p>軽蔑</text:p>
          </table:table-cell>
          <table:table-cell office:value-type="string" office:value="けいべつ">
            <text:p>けいべつ</text:p>
          </table:table-cell>
          <table:table-cell office:value-type="string" office:value="contempt, despise">
            <text:p>contempt, despi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彼を軽蔑していたの。">
            <text:p>彼女は彼を軽蔑していたの。</text:p>
          </table:table-cell>
          <table:table-cell office:value-type="string" office:value="かのじょ は かれ を けいべつ して いた の。">
            <text:p>かのじょ は かれ を けいべつ して いた の。</text:p>
          </table:table-cell>
          <table:table-cell office:value-type="string" office:value="She despised him.">
            <text:p>She despised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貴い">
            <text:p>貴い</text:p>
          </table:table-cell>
          <table:table-cell office:value-type="string" office:value="とうとい">
            <text:p>とうとい</text:p>
          </table:table-cell>
          <table:table-cell office:value-type="string" office:value="noble, invaluable">
            <text:p>noble, invaluab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その事故で貴い命が失われました。">
            <text:p>その事故で貴い命が失われました。</text:p>
          </table:table-cell>
          <table:table-cell office:value-type="string" office:value="その じこ で とうとい いのち が うしなわれました。">
            <text:p>その じこ で とうとい いのち が うしなわれました。</text:p>
          </table:table-cell>
          <table:table-cell office:value-type="string" office:value="An invaluable life was lost in the accident.">
            <text:p>An invaluable life was lost in the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売り出す">
            <text:p>売り出す</text:p>
          </table:table-cell>
          <table:table-cell office:value-type="string" office:value="うりだす">
            <text:p>うりだす</text:p>
          </table:table-cell>
          <table:table-cell office:value-type="string" office:value="put (something) on sale">
            <text:p>put (something) on sa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新しい車が売り出された。">
            <text:p>新しい車が売り出された。</text:p>
          </table:table-cell>
          <table:table-cell office:value-type="string" office:value="あたらしい くるま が うりだされた。">
            <text:p>あたらしい くるま が うりだされた。</text:p>
          </table:table-cell>
          <table:table-cell office:value-type="string" office:value="A new car has been put on sale.">
            <text:p>A new car has been put on s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インテリ">
            <text:p>インテリ</text:p>
          </table:table-cell>
          <table:table-cell office:value-type="string" office:value="インテリ">
            <text:p>インテリ</text:p>
          </table:table-cell>
          <table:table-cell office:value-type="string" office:value="intelligent person">
            <text:p>intelligent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インテリで、しかも美人ですね。">
            <text:p>彼女はインテリで、しかも美人ですね。</text:p>
          </table:table-cell>
          <table:table-cell office:value-type="string" office:value="かのじょ は インテリ で、しかも びじん です ね。">
            <text:p>かのじょ は インテリ で、しかも びじん です ね。</text:p>
          </table:table-cell>
          <table:table-cell office:value-type="string" office:value="She is not only intelligent but also beautiful.">
            <text:p>She is not only intelligent but also beauti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体格">
            <text:p>体格</text:p>
          </table:table-cell>
          <table:table-cell office:value-type="string" office:value="たいかく">
            <text:p>たいかく</text:p>
          </table:table-cell>
          <table:table-cell office:value-type="string" office:value="physique, build">
            <text:p>physique, bui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とても体格がいいわ。">
            <text:p>彼はとても体格がいいわ。</text:p>
          </table:table-cell>
          <table:table-cell office:value-type="string" office:value="かれ は とても たいかく が いい わ。">
            <text:p>かれ は とても たいかく が いい わ。</text:p>
          </table:table-cell>
          <table:table-cell office:value-type="string" office:value="He has a well-built body.">
            <text:p>He has a well-built bo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侵す">
            <text:p>侵す</text:p>
          </table:table-cell>
          <table:table-cell office:value-type="string" office:value="おかす">
            <text:p>おかす</text:p>
          </table:table-cell>
          <table:table-cell office:value-type="string" office:value="infringe, violate">
            <text:p>infringe, viol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他人の権利を侵してはなりません。">
            <text:p>他人の権利を侵してはなりません。</text:p>
          </table:table-cell>
          <table:table-cell office:value-type="string" office:value="たにん の けんり を おかして は なりません。">
            <text:p>たにん の けんり を おかして は なりません。</text:p>
          </table:table-cell>
          <table:table-cell office:value-type="string" office:value="You shouldn't infringe on other people's rights.">
            <text:p>You shouldn't infringe on other people's righ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栄える">
            <text:p>栄える</text:p>
          </table:table-cell>
          <table:table-cell office:value-type="string" office:value="さかえる">
            <text:p>さかえる</text:p>
          </table:table-cell>
          <table:table-cell office:value-type="string" office:value="prosper, thrive">
            <text:p>prosper, thri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こはかつてゴールドラッシュで栄えた町だよ。">
            <text:p>ここはかつてゴールドラッシュで栄えた町だよ。</text:p>
          </table:table-cell>
          <table:table-cell office:value-type="string" office:value="ここ は かつて ゴールドラッシュ で さかえた まち だ よ。">
            <text:p>ここ は かつて ゴールドラッシュ で さかえた まち だ よ。</text:p>
          </table:table-cell>
          <table:table-cell office:value-type="string" office:value="This town once prospered during the Gold Rush era.">
            <text:p>This town once prospered during the Gold Rush e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結核">
            <text:p>結核</text:p>
          </table:table-cell>
          <table:table-cell office:value-type="string" office:value="けっかく">
            <text:p>けっかく</text:p>
          </table:table-cell>
          <table:table-cell office:value-type="string" office:value="tuberculosis">
            <text:p>tuberculosi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昔は結核でたくさんの人が亡くなった。">
            <text:p>昔は結核でたくさんの人が亡くなった。</text:p>
          </table:table-cell>
          <table:table-cell office:value-type="string" office:value="むかし は けっかく で たくさん の ひと が なくなった。">
            <text:p>むかし は けっかく で たくさん の ひと が なくなった。</text:p>
          </table:table-cell>
          <table:table-cell office:value-type="string" office:value="A lot of people died of tuberculosis in the old days.">
            <text:p>A lot of people died of tuberculosis in the old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問屋">
            <text:p>問屋</text:p>
          </table:table-cell>
          <table:table-cell office:value-type="string" office:value="とんや">
            <text:p>とんや</text:p>
          </table:table-cell>
          <table:table-cell office:value-type="string" office:value="wholesale store, wholesaler">
            <text:p>wholesale store, wholesal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街には家具の問屋がたくさんあります。">
            <text:p>この街には家具の問屋がたくさんあります。</text:p>
          </table:table-cell>
          <table:table-cell office:value-type="string" office:value="この まち に は かぐ の とんや が たくさん あります。">
            <text:p>この まち に は かぐ の とんや が たくさん あります。</text:p>
          </table:table-cell>
          <table:table-cell office:value-type="string" office:value="There are a lot of wholesale furniture stores in this town.">
            <text:p>There are a lot of wholesale furniture stores in this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衣料">
            <text:p>衣料</text:p>
          </table:table-cell>
          <table:table-cell office:value-type="string" office:value="いりょう">
            <text:p>いりょう</text:p>
          </table:table-cell>
          <table:table-cell office:value-type="string" office:value="clothing material">
            <text:p>clothing materi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会社は衣料を扱っているんだ。">
            <text:p>その会社は衣料を扱っているんだ。</text:p>
          </table:table-cell>
          <table:table-cell office:value-type="string" office:value="その かいしゃ は いりょう を あつかって いる ん だ。">
            <text:p>その かいしゃ は いりょう を あつかって いる ん だ。</text:p>
          </table:table-cell>
          <table:table-cell office:value-type="string" office:value="The company sells clothing.">
            <text:p>The company sells clo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邪気">
            <text:p>無邪気</text:p>
          </table:table-cell>
          <table:table-cell office:value-type="string" office:value="むじゃき">
            <text:p>むじゃき</text:p>
          </table:table-cell>
          <table:table-cell office:value-type="string" office:value="innocent, ingenuous">
            <text:p>innocent, ingenuou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子供たちが無邪気に遊んでいるね。">
            <text:p>子供たちが無邪気に遊んでいるね。</text:p>
          </table:table-cell>
          <table:table-cell office:value-type="string" office:value="こども たち が むじゃき に あそんで いる ね。">
            <text:p>こども たち が むじゃき に あそんで いる ね。</text:p>
          </table:table-cell>
          <table:table-cell office:value-type="string" office:value="The kids are playing so innocently.">
            <text:p>The kids are playing so inno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学説">
            <text:p>学説</text:p>
          </table:table-cell>
          <table:table-cell office:value-type="string" office:value="がくせつ">
            <text:p>がくせつ</text:p>
          </table:table-cell>
          <table:table-cell office:value-type="string" office:value="academic theory">
            <text:p>academic the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れは最新の学説ね。">
            <text:p>それは最新の学説ね。</text:p>
          </table:table-cell>
          <table:table-cell office:value-type="string" office:value="それ は さいしん の がくせつ ね。">
            <text:p>それ は さいしん の がくせつ ね。</text:p>
          </table:table-cell>
          <table:table-cell office:value-type="string" office:value="It's the latest (academic) theory.">
            <text:p>It's the latest (academic) the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勤勉">
            <text:p>勤勉</text:p>
          </table:table-cell>
          <table:table-cell office:value-type="string" office:value="きんべん">
            <text:p>きんべん</text:p>
          </table:table-cell>
          <table:table-cell office:value-type="string" office:value="diligent, hard-working">
            <text:p>diligent, hard-working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勤勉な人です。">
            <text:p>彼は勤勉な人です。</text:p>
          </table:table-cell>
          <table:table-cell office:value-type="string" office:value="かれ は きんべんな ひと です。">
            <text:p>かれ は きんべんな ひと です。</text:p>
          </table:table-cell>
          <table:table-cell office:value-type="string" office:value="He is a diligent person.">
            <text:p>He is a diligent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ろくに">
            <text:p>ろくに</text:p>
          </table:table-cell>
          <table:table-cell office:value-type="string" office:value="ろくに">
            <text:p>ろくに</text:p>
          </table:table-cell>
          <table:table-cell office:value-type="string" office:value="hardly, barely">
            <text:p>hardly, bar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ゆうべはろくに寝ていない。">
            <text:p>ゆうべはろくに寝ていない。</text:p>
          </table:table-cell>
          <table:table-cell office:value-type="string" office:value="ゆうべ は ろくに ねて いない。">
            <text:p>ゆうべ は ろくに ねて いない。</text:p>
          </table:table-cell>
          <table:table-cell office:value-type="string" office:value="I barely slept last night.">
            <text:p>I barely slept las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使い道">
            <text:p>使い道</text:p>
          </table:table-cell>
          <table:table-cell office:value-type="string" office:value="つかいみち">
            <text:p>つかいみち</text:p>
          </table:table-cell>
          <table:table-cell office:value-type="string" office:value="usage">
            <text:p>us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ボーナスの使い道を考えているところです。">
            <text:p>ボーナスの使い道を考えているところです。</text:p>
          </table:table-cell>
          <table:table-cell office:value-type="string" office:value="ボーナス の つかいみち を かんがえて いる ところ です。">
            <text:p>ボーナス の つかいみち を かんがえて いる ところ です。</text:p>
          </table:table-cell>
          <table:table-cell office:value-type="string" office:value="I'm thinking about what I should use the bonus for.">
            <text:p>I'm thinking about what I should use the bonus f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沈没">
            <text:p>沈没</text:p>
          </table:table-cell>
          <table:table-cell office:value-type="string" office:value="ちんぼつ">
            <text:p>ちんぼつ</text:p>
          </table:table-cell>
          <table:table-cell office:value-type="string" office:value="sinking">
            <text:p>sink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船は沈没しました。">
            <text:p>船は沈没しました。</text:p>
          </table:table-cell>
          <table:table-cell office:value-type="string" office:value="ふね は ちんぼつ しました。">
            <text:p>ふね は ちんぼつ しました。</text:p>
          </table:table-cell>
          <table:table-cell office:value-type="string" office:value="The ship sank.">
            <text:p>The ship sa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有望">
            <text:p>有望</text:p>
          </table:table-cell>
          <table:table-cell office:value-type="string" office:value="ゆうぼう">
            <text:p>ゆうぼう</text:p>
          </table:table-cell>
          <table:table-cell office:value-type="string" office:value="promising, hopeful">
            <text:p>promising, hope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有望な社員です。">
            <text:p>彼は有望な社員です。</text:p>
          </table:table-cell>
          <table:table-cell office:value-type="string" office:value="かれ は ゆうぼうな しゃいん です。">
            <text:p>かれ は ゆうぼうな しゃいん です。</text:p>
          </table:table-cell>
          <table:table-cell office:value-type="string" office:value="He's a promising employee.">
            <text:p>He's a promising employ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現像">
            <text:p>現像</text:p>
          </table:table-cell>
          <table:table-cell office:value-type="string" office:value="げんぞう">
            <text:p>げんぞう</text:p>
          </table:table-cell>
          <table:table-cell office:value-type="string" office:value="developing a film">
            <text:p>developing a film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フィルムを現像してください。">
            <text:p>このフィルムを現像してください。</text:p>
          </table:table-cell>
          <table:table-cell office:value-type="string" office:value="この フィルム を げんぞう して ください。">
            <text:p>この フィルム を げんぞう して ください。</text:p>
          </table:table-cell>
          <table:table-cell office:value-type="string" office:value="Please develop this film.">
            <text:p>Please develop this fil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弾む">
            <text:p>弾む</text:p>
          </table:table-cell>
          <table:table-cell office:value-type="string" office:value="はずむ">
            <text:p>はずむ</text:p>
          </table:table-cell>
          <table:table-cell office:value-type="string" office:value="spring back, bounce">
            <text:p>spring back, bounc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ボールはよく弾みますね。">
            <text:p>このボールはよく弾みますね。</text:p>
          </table:table-cell>
          <table:table-cell office:value-type="string" office:value="この ボール は よく はずみます ね。">
            <text:p>この ボール は よく はずみます ね。</text:p>
          </table:table-cell>
          <table:table-cell office:value-type="string" office:value="This ball bounces well.">
            <text:p>This ball bounces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軽快">
            <text:p>軽快</text:p>
          </table:table-cell>
          <table:table-cell office:value-type="string" office:value="けいかい">
            <text:p>けいかい</text:p>
          </table:table-cell>
          <table:table-cell office:value-type="string" office:value="light, cheerful">
            <text:p>light, cheer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らは軽快なステップで踊り出したの。">
            <text:p>彼らは軽快なステップで踊り出したの。</text:p>
          </table:table-cell>
          <table:table-cell office:value-type="string" office:value="かれら は けいかいな ステップ で おどり だした の。">
            <text:p>かれら は けいかいな ステップ で おどり だした の。</text:p>
          </table:table-cell>
          <table:table-cell office:value-type="string" office:value="They began to dance with light steps.">
            <text:p>They began to dance with light ste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内陸">
            <text:p>内陸</text:p>
          </table:table-cell>
          <table:table-cell office:value-type="string" office:value="ないりく">
            <text:p>ないりく</text:p>
          </table:table-cell>
          <table:table-cell office:value-type="string" office:value="inland">
            <text:p>inl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中国の内陸を旅行しました。">
            <text:p>彼は中国の内陸を旅行しました。</text:p>
          </table:table-cell>
          <table:table-cell office:value-type="string" office:value="かれ は ちゅうごく の ないりく を りょこう しました。">
            <text:p>かれ は ちゅうごく の ないりく を りょこう しました。</text:p>
          </table:table-cell>
          <table:table-cell office:value-type="string" office:value="He traveled through inland China.">
            <text:p>He traveled through inland Chin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滑らか">
            <text:p>滑らか</text:p>
          </table:table-cell>
          <table:table-cell office:value-type="string" office:value="なめらか">
            <text:p>なめらか</text:p>
          </table:table-cell>
          <table:table-cell office:value-type="string" office:value="smooth, glassy">
            <text:p>smooth, glass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生地は滑らかな手触りが特長です。">
            <text:p>この生地は滑らかな手触りが特長です。</text:p>
          </table:table-cell>
          <table:table-cell office:value-type="string" office:value="この きじ は なめらかな てざわり が とくちょう です。">
            <text:p>この きじ は なめらかな てざわり が とくちょう です。</text:p>
          </table:table-cell>
          <table:table-cell office:value-type="string" office:value="The main feature of this cloth is its smooth texture.">
            <text:p>The main feature of this cloth is its smooth tex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沸騰">
            <text:p>沸騰</text:p>
          </table:table-cell>
          <table:table-cell office:value-type="string" office:value="ふっとう">
            <text:p>ふっとう</text:p>
          </table:table-cell>
          <table:table-cell office:value-type="string" office:value="boiling">
            <text:p>boil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水が沸騰したよ。">
            <text:p>水が沸騰したよ。</text:p>
          </table:table-cell>
          <table:table-cell office:value-type="string" office:value="みず が ふっとう した よ。">
            <text:p>みず が ふっとう した よ。</text:p>
          </table:table-cell>
          <table:table-cell office:value-type="string" office:value="The water has boiled.">
            <text:p>The water has boi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緩める">
            <text:p>緩める</text:p>
          </table:table-cell>
          <table:table-cell office:value-type="string" office:value="ゆるめる">
            <text:p>ゆるめる</text:p>
          </table:table-cell>
          <table:table-cell office:value-type="string" office:value="loosen (something) up">
            <text:p>loosen (something)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食べ過ぎたのでベルトを緩めたの。">
            <text:p>食べ過ぎたのでベルトを緩めたの。</text:p>
          </table:table-cell>
          <table:table-cell office:value-type="string" office:value="たべ すぎた ので ベルト を ゆるめた の。">
            <text:p>たべ すぎた ので ベルト を ゆるめた の。</text:p>
          </table:table-cell>
          <table:table-cell office:value-type="string" office:value="I loosened my belt because I ate too much.">
            <text:p>I loosened my belt because I ate too mu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景気">
            <text:p>不景気</text:p>
          </table:table-cell>
          <table:table-cell office:value-type="string" office:value="ふけいき">
            <text:p>ふけいき</text:p>
          </table:table-cell>
          <table:table-cell office:value-type="string" office:value="recession, slump">
            <text:p>recession, slum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、あの国は不景気らしいよ。">
            <text:p>今、あの国は不景気らしいよ。</text:p>
          </table:table-cell>
          <table:table-cell office:value-type="string" office:value="いま、あの くに は ふけいき らしい よ。">
            <text:p>いま、あの くに は ふけいき らしい よ。</text:p>
          </table:table-cell>
          <table:table-cell office:value-type="string" office:value="I hear that the country is in recession now.">
            <text:p>I hear that the country is in recession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窮屈">
            <text:p>窮屈</text:p>
          </table:table-cell>
          <table:table-cell office:value-type="string" office:value="きゅうくつ">
            <text:p>きゅうくつ</text:p>
          </table:table-cell>
          <table:table-cell office:value-type="string" office:value="tight, cramped">
            <text:p>tight, cramp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服は窮屈になったな。">
            <text:p>この服は窮屈になったな。</text:p>
          </table:table-cell>
          <table:table-cell office:value-type="string" office:value="この ふく は きゅうくつ に なった な。">
            <text:p>この ふく は きゅうくつ に なった な。</text:p>
          </table:table-cell>
          <table:table-cell office:value-type="string" office:value="These clothes have become tight.">
            <text:p>These clothes have become t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死">
            <text:p>生死</text:p>
          </table:table-cell>
          <table:table-cell office:value-type="string" office:value="せいし">
            <text:p>せいし</text:p>
          </table:table-cell>
          <table:table-cell office:value-type="string" office:value="life and death">
            <text:p>life and dea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人の生死にかかわる問題です。">
            <text:p>これは人の生死にかかわる問題です。</text:p>
          </table:table-cell>
          <table:table-cell office:value-type="string" office:value="これ は ひと の せいし に かかわる もんだい です。">
            <text:p>これ は ひと の せいし に かかわる もんだい です。</text:p>
          </table:table-cell>
          <table:table-cell office:value-type="string" office:value="This is a matter of life and death.">
            <text:p>This is a matter of life and dea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単調">
            <text:p>単調</text:p>
          </table:table-cell>
          <table:table-cell office:value-type="string" office:value="たんちょう">
            <text:p>たんちょう</text:p>
          </table:table-cell>
          <table:table-cell office:value-type="string" office:value="monotonous, dull">
            <text:p>monotonous, dul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曲は単調でつまらないな。">
            <text:p>この曲は単調でつまらないな。</text:p>
          </table:table-cell>
          <table:table-cell office:value-type="string" office:value="この きょく は たんちょう で つまらない な。">
            <text:p>この きょく は たんちょう で つまらない な。</text:p>
          </table:table-cell>
          <table:table-cell office:value-type="string" office:value="This tune is monotonous and boring.">
            <text:p>This tune is monotonous and bo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印鑑">
            <text:p>印鑑</text:p>
          </table:table-cell>
          <table:table-cell office:value-type="string" office:value="いんかん">
            <text:p>いんかん</text:p>
          </table:table-cell>
          <table:table-cell office:value-type="string" office:value="personal seal">
            <text:p>personal se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に受け取りの印鑑をお願いします。">
            <text:p>ここに受け取りの印鑑をお願いします。</text:p>
          </table:table-cell>
          <table:table-cell office:value-type="string" office:value="ここ に うけとり の いんかん を おねがいします。">
            <text:p>ここ に うけとり の いんかん を おねがいします。</text:p>
          </table:table-cell>
          <table:table-cell office:value-type="string" office:value="Please put your personal seal here for the receipt.">
            <text:p>Please put your personal seal here for the receip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寝かせる">
            <text:p>寝かせる</text:p>
          </table:table-cell>
          <table:table-cell office:value-type="string" office:value="ねかせる">
            <text:p>ねかせる</text:p>
          </table:table-cell>
          <table:table-cell office:value-type="string" office:value="put someone to bed, lay down">
            <text:p>put someone to bed, lay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赤ちゃんをベッドに寝かせた。">
            <text:p>赤ちゃんをベッドに寝かせた。</text:p>
          </table:table-cell>
          <table:table-cell office:value-type="string" office:value="あかちゃん を ベッド に ねかせた。">
            <text:p>あかちゃん を ベッド に ねかせた。</text:p>
          </table:table-cell>
          <table:table-cell office:value-type="string" office:value="I laid the baby down on the bed.">
            <text:p>I laid the baby down on the b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真珠">
            <text:p>真珠</text:p>
          </table:table-cell>
          <table:table-cell office:value-type="string" office:value="しんじゅ">
            <text:p>しんじゅ</text:p>
          </table:table-cell>
          <table:table-cell office:value-type="string" office:value="pearl">
            <text:p>pear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に真珠のネックレスをもらいました。">
            <text:p>母に真珠のネックレスをもらいました。</text:p>
          </table:table-cell>
          <table:table-cell office:value-type="string" office:value="はは に しんじゅ の ネックレス を もらいました。">
            <text:p>はは に しんじゅ の ネックレス を もらいました。</text:p>
          </table:table-cell>
          <table:table-cell office:value-type="string" office:value="My mother gave me a pearl necklace.">
            <text:p>My mother gave me a pearl neckl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主食">
            <text:p>主食</text:p>
          </table:table-cell>
          <table:table-cell office:value-type="string" office:value="しゅしょく">
            <text:p>しゅしょく</text:p>
          </table:table-cell>
          <table:table-cell office:value-type="string" office:value="staple food">
            <text:p>staple f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アジアの主食は米です。">
            <text:p>アジアの主食は米です。</text:p>
          </table:table-cell>
          <table:table-cell office:value-type="string" office:value="アジア の しゅしょく は こめ です。">
            <text:p>アジア の しゅしょく は こめ です。</text:p>
          </table:table-cell>
          <table:table-cell office:value-type="string" office:value="The staple food in Asia is rice.">
            <text:p>The staple food in Asia is r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年長">
            <text:p>年長</text:p>
          </table:table-cell>
          <table:table-cell office:value-type="string" office:value="ねんちょう">
            <text:p>ねんちょう</text:p>
          </table:table-cell>
          <table:table-cell office:value-type="string" office:value="seniority">
            <text:p>senior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がこのグループで一番年長です。">
            <text:p>彼がこのグループで一番年長です。</text:p>
          </table:table-cell>
          <table:table-cell office:value-type="string" office:value="かれ が この グループ で いちばん ねんちょう です。">
            <text:p>かれ が この グループ で いちばん ねんちょう です。</text:p>
          </table:table-cell>
          <table:table-cell office:value-type="string" office:value="He's the oldest in this group.">
            <text:p>He's the oldest in this gro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後回し">
            <text:p>後回し</text:p>
          </table:table-cell>
          <table:table-cell office:value-type="string" office:value="あとまわし">
            <text:p>あとまわし</text:p>
          </table:table-cell>
          <table:table-cell office:value-type="string" office:value="saving something for later, postponement">
            <text:p>saving something for later, postpone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しゃべりは後回しにしましょう。">
            <text:p>おしゃべりは後回しにしましょう。</text:p>
          </table:table-cell>
          <table:table-cell office:value-type="string" office:value="おしゃべり は あとまわし に しましょう。">
            <text:p>おしゃべり は あとまわし に しましょう。</text:p>
          </table:table-cell>
          <table:table-cell office:value-type="string" office:value="Let's save chit-chat for later.">
            <text:p>Let's save chit-chat for l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志す">
            <text:p>志す</text:p>
          </table:table-cell>
          <table:table-cell office:value-type="string" office:value="こころざす">
            <text:p>こころざす</text:p>
          </table:table-cell>
          <table:table-cell office:value-type="string" office:value="aim, pursue">
            <text:p>aim, pursu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医者を志しています。">
            <text:p>私は医者を志しています。</text:p>
          </table:table-cell>
          <table:table-cell office:value-type="string" office:value="わたし は いしゃ を こころざして います。">
            <text:p>わたし は いしゃ を こころざして います。</text:p>
          </table:table-cell>
          <table:table-cell office:value-type="string" office:value="I aim to become a doctor.">
            <text:p>I aim to become a doc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偽物">
            <text:p>偽物</text:p>
          </table:table-cell>
          <table:table-cell office:value-type="string" office:value="にせもの">
            <text:p>にせもの</text:p>
          </table:table-cell>
          <table:table-cell office:value-type="string" office:value="imitation, fake">
            <text:p>imitation, fa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が売っていたのは偽物だ。">
            <text:p>彼らが売っていたのは偽物だ。</text:p>
          </table:table-cell>
          <table:table-cell office:value-type="string" office:value="かれら が うって いた の は にせもの だ。">
            <text:p>かれら が うって いた の は にせもの だ。</text:p>
          </table:table-cell>
          <table:table-cell office:value-type="string" office:value="What they were selling was a fake.">
            <text:p>What they were selling was a f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股">
            <text:p>股</text:p>
          </table:table-cell>
          <table:table-cell office:value-type="string" office:value="また">
            <text:p>また</text:p>
          </table:table-cell>
          <table:table-cell office:value-type="string" office:value="crotch, groin">
            <text:p>crotch, gro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自転車の乗り過ぎで股が痛いです。">
            <text:p>自転車の乗り過ぎで股が痛いです。</text:p>
          </table:table-cell>
          <table:table-cell office:value-type="string" office:value="じてんしゃ の のりすぎ で また が いたい です。">
            <text:p>じてんしゃ の のりすぎ で また が いたい です。</text:p>
          </table:table-cell>
          <table:table-cell office:value-type="string" office:value="My crotch hurts from riding the bicycle too long.">
            <text:p>My crotch hurts from riding the bicycle too l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従業員">
            <text:p>従業員</text:p>
          </table:table-cell>
          <table:table-cell office:value-type="string" office:value="じゅうぎょういん">
            <text:p>じゅうぎょういん</text:p>
          </table:table-cell>
          <table:table-cell office:value-type="string" office:value="employee, worker">
            <text:p>employee, work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社は従業員の数を増やす予定だ。">
            <text:p>会社は従業員の数を増やす予定だ。</text:p>
          </table:table-cell>
          <table:table-cell office:value-type="string" office:value="かいしゃ は じゅうぎょういん の かず を ふやす よてい だ。">
            <text:p>かいしゃ は じゅうぎょういん の かず を ふやす よてい だ。</text:p>
          </table:table-cell>
          <table:table-cell office:value-type="string" office:value="The company plans to increase the number of employees.">
            <text:p>The company plans to increase the number of employe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面する">
            <text:p>面する</text:p>
          </table:table-cell>
          <table:table-cell office:value-type="string" office:value="めんする">
            <text:p>めんする</text:p>
          </table:table-cell>
          <table:table-cell office:value-type="string" office:value="face, look out on">
            <text:p>face, look out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の家は川に面しています。">
            <text:p>私の家は川に面しています。</text:p>
          </table:table-cell>
          <table:table-cell office:value-type="string" office:value="わたし の いえ は かわ に めんして います。">
            <text:p>わたし の いえ は かわ に めんして います。</text:p>
          </table:table-cell>
          <table:table-cell office:value-type="string" office:value="My house faces the river.">
            <text:p>My house faces the ri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植民地">
            <text:p>植民地</text:p>
          </table:table-cell>
          <table:table-cell office:value-type="string" office:value="しょくみんち">
            <text:p>しょくみんち</text:p>
          </table:table-cell>
          <table:table-cell office:value-type="string" office:value="colony">
            <text:p>colon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国はイギリスの植民地でした。">
            <text:p>この国はイギリスの植民地でした。</text:p>
          </table:table-cell>
          <table:table-cell office:value-type="string" office:value="この くに は イギリス の しょくみんち でした。">
            <text:p>この くに は イギリス の しょくみんち でした。</text:p>
          </table:table-cell>
          <table:table-cell office:value-type="string" office:value="This country used to be a British colony.">
            <text:p>This country used to be a British colo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整列">
            <text:p>整列</text:p>
          </table:table-cell>
          <table:table-cell office:value-type="string" office:value="せいれつ">
            <text:p>せいれつ</text:p>
          </table:table-cell>
          <table:table-cell office:value-type="string" office:value="lining-up, forming a line">
            <text:p>lining-up, forming a lin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体育館に行って整列しなさい。">
            <text:p>体育館に行って整列しなさい。</text:p>
          </table:table-cell>
          <table:table-cell office:value-type="string" office:value="たいいく かん に いって せいれつ しなさい。">
            <text:p>たいいく かん に いって せいれつ しなさい。</text:p>
          </table:table-cell>
          <table:table-cell office:value-type="string" office:value="Go to the gym and line up.">
            <text:p>Go to the gym and line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助詞">
            <text:p>助詞</text:p>
          </table:table-cell>
          <table:table-cell office:value-type="string" office:value="じょし">
            <text:p>じょし</text:p>
          </table:table-cell>
          <table:table-cell office:value-type="string" office:value="particle">
            <text:p>partic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助詞を変えると文の意味が変わります。">
            <text:p>助詞を変えると文の意味が変わります。</text:p>
          </table:table-cell>
          <table:table-cell office:value-type="string" office:value="じょし を かえる と ぶん の いみ が かわります。">
            <text:p>じょし を かえる と ぶん の いみ が かわります。</text:p>
          </table:table-cell>
          <table:table-cell office:value-type="string" office:value="The meaning of a sentence changes when its particle is changed.">
            <text:p>The meaning of a sentence changes when its particle is chang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和らげる">
            <text:p>和らげる</text:p>
          </table:table-cell>
          <table:table-cell office:value-type="string" office:value="やわらげる">
            <text:p>やわらげる</text:p>
          </table:table-cell>
          <table:table-cell office:value-type="string" office:value="ease (something), relieve (a pain, etc.)">
            <text:p>ease (something), relieve (a pain,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ユーモアは場の雰囲気を和らげるわね。">
            <text:p>ユーモアは場の雰囲気を和らげるわね。</text:p>
          </table:table-cell>
          <table:table-cell office:value-type="string" office:value="ユーモア は ば の ふんいき を やわらげる わ ね。">
            <text:p>ユーモア は ば の ふんいき を やわらげる わ ね。</text:p>
          </table:table-cell>
          <table:table-cell office:value-type="string" office:value="Humor can ease the mood.">
            <text:p>Humor can ease the m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棄権">
            <text:p>棄権</text:p>
          </table:table-cell>
          <table:table-cell office:value-type="string" office:value="きけん">
            <text:p>きけん</text:p>
          </table:table-cell>
          <table:table-cell office:value-type="string" office:value="abstention, withdrawal (from a sport game etc.)">
            <text:p>abstention, withdrawal (from a sport game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試合の途中で棄権した。">
            <text:p>彼は試合の途中で棄権した。</text:p>
          </table:table-cell>
          <table:table-cell office:value-type="string" office:value="かれ は しあい の とちゅう で きけん した。">
            <text:p>かれ は しあい の とちゅう で きけん した。</text:p>
          </table:table-cell>
          <table:table-cell office:value-type="string" office:value="He dropped out in the middle of the game.">
            <text:p>He dropped out in the middle of the g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願書">
            <text:p>願書</text:p>
          </table:table-cell>
          <table:table-cell office:value-type="string" office:value="がんしょ">
            <text:p>がんしょ</text:p>
          </table:table-cell>
          <table:table-cell office:value-type="string" office:value="application form">
            <text:p>application fo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、大学に願書を送りました。">
            <text:p>今日、大学に願書を送りました。</text:p>
          </table:table-cell>
          <table:table-cell office:value-type="string" office:value="きょう、だいがく に がんしょ を おくりました。">
            <text:p>きょう、だいがく に がんしょ を おくりました。</text:p>
          </table:table-cell>
          <table:table-cell office:value-type="string" office:value="Today I sent an application form to the college.">
            <text:p>Today I sent an application form to the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退学">
            <text:p>退学</text:p>
          </table:table-cell>
          <table:table-cell office:value-type="string" office:value="たいがく">
            <text:p>たいがく</text:p>
          </table:table-cell>
          <table:table-cell office:value-type="string" office:value="dropping out of school">
            <text:p>dropping out of schoo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弟は高校を退学しました。">
            <text:p>弟は高校を退学しました。</text:p>
          </table:table-cell>
          <table:table-cell office:value-type="string" office:value="おとうと は こうこう を たいがく しました。">
            <text:p>おとうと は こうこう を たいがく しました。</text:p>
          </table:table-cell>
          <table:table-cell office:value-type="string" office:value="My little brother dropped out of high school.">
            <text:p>My little brother dropped out of high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便所">
            <text:p>便所</text:p>
          </table:table-cell>
          <table:table-cell office:value-type="string" office:value="べんじょ">
            <text:p>べんじょ</text:p>
          </table:table-cell>
          <table:table-cell office:value-type="string" office:value="lavatory, bathroom">
            <text:p>lavatory, bath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便所はそこです。">
            <text:p>便所はそこです。</text:p>
          </table:table-cell>
          <table:table-cell office:value-type="string" office:value="べんじょ は そこ です。">
            <text:p>べんじょ は そこ です。</text:p>
          </table:table-cell>
          <table:table-cell office:value-type="string" office:value="The bathroom is there.">
            <text:p>The bathroom is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ズボン">
            <text:p>ズボン</text:p>
          </table:table-cell>
          <table:table-cell office:value-type="string" office:value="ズボン">
            <text:p>ズボン</text:p>
          </table:table-cell>
          <table:table-cell office:value-type="string" office:value="trousers, pants">
            <text:p>trousers, pan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ズボンが汚れた。">
            <text:p>ズボンが汚れた。</text:p>
          </table:table-cell>
          <table:table-cell office:value-type="string" office:value="ズボン が よごれた。">
            <text:p>ズボン が よごれた。</text:p>
          </table:table-cell>
          <table:table-cell office:value-type="string" office:value="My trousers got dirty.">
            <text:p>My trousers got dir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次男">
            <text:p>次男</text:p>
          </table:table-cell>
          <table:table-cell office:value-type="string" office:value="じなん">
            <text:p>じなん</text:p>
          </table:table-cell>
          <table:table-cell office:value-type="string" office:value="second son">
            <text:p>second 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次男は今、海外にいます。">
            <text:p>次男は今、海外にいます。</text:p>
          </table:table-cell>
          <table:table-cell office:value-type="string" office:value="じなん は いま、かいがい に います。">
            <text:p>じなん は いま、かいがい に います。</text:p>
          </table:table-cell>
          <table:table-cell office:value-type="string" office:value="My second son is living abroad now.">
            <text:p>My second son is living abroad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次女">
            <text:p>次女</text:p>
          </table:table-cell>
          <table:table-cell office:value-type="string" office:value="じじょ">
            <text:p>じじょ</text:p>
          </table:table-cell>
          <table:table-cell office:value-type="string" office:value="second daughter">
            <text:p>second daugh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ちの次女は春から中学生です。">
            <text:p>うちの次女は春から中学生です。</text:p>
          </table:table-cell>
          <table:table-cell office:value-type="string" office:value="うち の じじょ は はる から ちゅうがくせい です。">
            <text:p>うち の じじょ は はる から ちゅうがくせい です。</text:p>
          </table:table-cell>
          <table:table-cell office:value-type="string" office:value="Our second daughter will start junior high this spring.">
            <text:p>Our second daughter will start junior high this sp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カセットテープ">
            <text:p>カセットテープ</text:p>
          </table:table-cell>
          <table:table-cell office:value-type="string" office:value="カセットテープ">
            <text:p>カセットテープ</text:p>
          </table:table-cell>
          <table:table-cell office:value-type="string" office:value="cassette tape">
            <text:p>cassette t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昔はカセットテープを使っていました。">
            <text:p>昔はカセットテープを使っていました。</text:p>
          </table:table-cell>
          <table:table-cell office:value-type="string" office:value="むかし は カセットテープ を つかって いました。">
            <text:p>むかし は カセットテープ を つかって いました。</text:p>
          </table:table-cell>
          <table:table-cell office:value-type="string" office:value="I used to use cassette tapes in the past.">
            <text:p>I used to use cassette tapes in the p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送り仮名">
            <text:p>送り仮名</text:p>
          </table:table-cell>
          <table:table-cell office:value-type="string" office:value="おくりがな">
            <text:p>おくりがな</text:p>
          </table:table-cell>
          <table:table-cell office:value-type="string" office:value="kana suffix">
            <text:p>kana suffi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送り仮名は間違っています。">
            <text:p>その送り仮名は間違っています。</text:p>
          </table:table-cell>
          <table:table-cell office:value-type="string" office:value="その おくりがな は まちがって います。">
            <text:p>その おくりがな は まちがって います。</text:p>
          </table:table-cell>
          <table:table-cell office:value-type="string" office:value="That kana suffix is incorrect.">
            <text:p>That kana suffix is incorr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強める">
            <text:p>強める</text:p>
          </table:table-cell>
          <table:table-cell office:value-type="string" office:value="つよめる">
            <text:p>つよめる</text:p>
          </table:table-cell>
          <table:table-cell office:value-type="string" office:value="strengthen (something)">
            <text:p>strengthen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火を強めてください。">
            <text:p>火を強めてください。</text:p>
          </table:table-cell>
          <table:table-cell office:value-type="string" office:value="ひ を つよめて ください。">
            <text:p>ひ を つよめて ください。</text:p>
          </table:table-cell>
          <table:table-cell office:value-type="string" office:value="Please turn up the heat.">
            <text:p>Please turn up the h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分裂">
            <text:p>分裂</text:p>
          </table:table-cell>
          <table:table-cell office:value-type="string" office:value="ぶんれつ">
            <text:p>ぶんれつ</text:p>
          </table:table-cell>
          <table:table-cell office:value-type="string" office:value="division, split">
            <text:p>division, spli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社が二つの派閥に分裂しているんだ。">
            <text:p>会社が二つの派閥に分裂しているんだ。</text:p>
          </table:table-cell>
          <table:table-cell office:value-type="string" office:value="かいしゃ が ふたつ の はばつ に ぶんれつ して いる ん だ。">
            <text:p>かいしゃ が ふたつ の はばつ に ぶんれつ して いる ん だ。</text:p>
          </table:table-cell>
          <table:table-cell office:value-type="string" office:value="The company is divided into two factions.">
            <text:p>The company is divided into two fac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修了">
            <text:p>修了</text:p>
          </table:table-cell>
          <table:table-cell office:value-type="string" office:value="しゅうりょう">
            <text:p>しゅうりょう</text:p>
          </table:table-cell>
          <table:table-cell office:value-type="string" office:value="completion (of a course of study)">
            <text:p>completion (of a course of study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先月、そのコースを修了しました。">
            <text:p>先月、そのコースを修了しました。</text:p>
          </table:table-cell>
          <table:table-cell office:value-type="string" office:value="せんげつ、その コース を しゅうりょう しました。">
            <text:p>せんげつ、その コース を しゅうりょう しました。</text:p>
          </table:table-cell>
          <table:table-cell office:value-type="string" office:value="I completed the course last month.">
            <text:p>I completed the course las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のどか">
            <text:p>のどか</text:p>
          </table:table-cell>
          <table:table-cell office:value-type="string" office:value="のどか">
            <text:p>のどか</text:p>
          </table:table-cell>
          <table:table-cell office:value-type="string" office:value="tranquil, peaceful">
            <text:p>tranquil, peace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私の田舎はのどかなところです。">
            <text:p>私の田舎はのどかなところです。</text:p>
          </table:table-cell>
          <table:table-cell office:value-type="string" office:value="わたし の いなか は のどかな ところ です。">
            <text:p>わたし の いなか は のどかな ところ です。</text:p>
          </table:table-cell>
          <table:table-cell office:value-type="string" office:value="My hometown is a peaceful place.">
            <text:p>My hometown is a peaceful pl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近視">
            <text:p>近視</text:p>
          </table:table-cell>
          <table:table-cell office:value-type="string" office:value="きんし">
            <text:p>きんし</text:p>
          </table:table-cell>
          <table:table-cell office:value-type="string" office:value="near-sightedness (formal)">
            <text:p>near-sightedness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軽い近視です。">
            <text:p>彼は軽い近視です。</text:p>
          </table:table-cell>
          <table:table-cell office:value-type="string" office:value="かれ は かるい きんし です。">
            <text:p>かれ は かるい きんし です。</text:p>
          </table:table-cell>
          <table:table-cell office:value-type="string" office:value="He is slightly near-sighted.">
            <text:p>He is slightly near-sigh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待ち遠しい">
            <text:p>待ち遠しい</text:p>
          </table:table-cell>
          <table:table-cell office:value-type="string" office:value="まちどおしい">
            <text:p>まちどおしい</text:p>
          </table:table-cell>
          <table:table-cell office:value-type="string" office:value="can't wait for, long for">
            <text:p>can't wait for, long for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入学式が待ち遠しいです。">
            <text:p>入学式が待ち遠しいです。</text:p>
          </table:table-cell>
          <table:table-cell office:value-type="string" office:value="にゅうがく しき が まちどおしい です。">
            <text:p>にゅうがく しき が まちどおしい です。</text:p>
          </table:table-cell>
          <table:table-cell office:value-type="string" office:value="I can't wait for the entrance ceremony.">
            <text:p>I can't wait for the entrance ceremo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慣れ">
            <text:p>慣れ</text:p>
          </table:table-cell>
          <table:table-cell office:value-type="string" office:value="なれ">
            <text:p>なれ</text:p>
          </table:table-cell>
          <table:table-cell office:value-type="string" office:value="getting used to, habituation">
            <text:p>getting used to, habitu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仕事には慣れも必要です。">
            <text:p>仕事には慣れも必要です。</text:p>
          </table:table-cell>
          <table:table-cell office:value-type="string" office:value="しごと に は なれ も ひつよう です。">
            <text:p>しごと に は なれ も ひつよう です。</text:p>
          </table:table-cell>
          <table:table-cell office:value-type="string" office:value="Getting used to the work is also necessary in any job.">
            <text:p>Getting used to the work is also necessary in any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慣れ">
            <text:p>慣れ</text:p>
          </table:table-cell>
          <table:table-cell office:value-type="string" office:value="なれ">
            <text:p>なれ</text:p>
          </table:table-cell>
          <table:table-cell office:value-type="string" office:value="getting used to, habituation">
            <text:p>getting used to, habitu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仕事には慣れも必要です。">
            <text:p>仕事には慣れも必要です。</text:p>
          </table:table-cell>
          <table:table-cell office:value-type="string" office:value="しごと に は なれ も ひつよう です。">
            <text:p>しごと に は なれ も ひつよう です。</text:p>
          </table:table-cell>
          <table:table-cell office:value-type="string" office:value="Getting used to the work is also necessary in any job.">
            <text:p>Getting used to the work is also necessary in any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